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9_3a__20_Body_20_Text">
      <style:paragraph-properties fo:break-before="page"/>
    </style:style>
    <style:style style:name="P2" style:family="paragraph" style:parent-style-name="E9_3a__20_Body_20_Text">
      <style:text-properties officeooo:rsid="00170eba" officeooo:paragraph-rsid="00170eba"/>
    </style:style>
    <style:style style:name="P3" style:family="paragraph" style:parent-style-name="E9_3a__20_Contents_20_1">
      <style:paragraph-properties>
        <style:tab-stops/>
      </style:paragraph-properties>
    </style:style>
    <style:style style:name="P4" style:family="paragraph" style:parent-style-name="E9_3a__20_Contents_20_2_20_SB">
      <style:paragraph-properties>
        <style:tab-stops/>
      </style:paragraph-properties>
    </style:style>
    <style:style style:name="P5" style:family="paragraph" style:parent-style-name="E9_3a__20_Contents_20_2">
      <style:paragraph-properties>
        <style:tab-stops>
          <style:tab-stop style:position="3.8035in"/>
        </style:tab-stops>
      </style:paragraph-properties>
    </style:style>
    <style:style style:name="P6" style:family="paragraph" style:parent-style-name="E9_3a__20_Contents_20_3">
      <style:paragraph-properties>
        <style:tab-stops>
          <style:tab-stop style:position="3.6063in"/>
        </style:tab-stops>
      </style:paragraph-properties>
    </style:style>
    <style:style style:name="P7" style:family="paragraph" style:parent-style-name="Frame_20_contents">
      <style:text-properties officeooo:rsid="001be932" officeooo:paragraph-rsid="001be932"/>
    </style:style>
    <style:style style:name="P8" style:family="paragraph" style:parent-style-name="Frame_20_contents">
      <style:paragraph-properties fo:text-align="end" style:justify-single-word="false"/>
      <style:text-properties officeooo:rsid="001be932" officeooo:paragraph-rsid="001be932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E9_3a__20_Contents_20_3_20_SB">
      <style:paragraph-properties>
        <style:tab-stops>
          <style:tab-stop style:position="6.5311in" style:type="right"/>
        </style:tab-stops>
      </style:paragraph-properties>
    </style:style>
    <style:style style:name="P11" style:family="paragraph" style:parent-style-name="E9_3a__20_Heading_20_1_20__28_Chapter_29_" style:master-page-name="E9_3a__20_First_20_Chapter_20_Page">
      <style:paragraph-properties style:page-number="auto"/>
      <style:text-properties officeooo:paragraph-rsid="001be932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808080" draw:fill="solid" draw:fill-color="#8080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__RefHeading___Toc112_3342659040"/>Chassis<office:annotation loext:resolved="false"><dc:creator>Unknown Author</dc:creator><dc:date>2024-01-21T10:55:49.051000000</dc:date><text:p text:style-name="P12"><text:span text:style-name="T1">Mark heading as hidden before printing. <text:s/>This line should not be displayed in book.</text:span></text:p></office:annotation><text:bookmark-end text:name="__RefHeading___Toc112_3342659040"/></text:h>
      <text:p text:style-name="E9_3a__20_Body_20_Text"><draw:frame draw:style-name="fr1" draw:name="Frame1" text:anchor-type="char" svg:x="5.5in" svg:y="0.9075in" svg:width="2.5in" draw:z-index="0"><draw:text-box fo:min-height="9.5in"><text:p text:style-name="P9"><text:span text:style-name="E9_3a__20_Chapter_20_Number"><text:chapter text:display="number" text:outline-level="1">1</text:chapter></text:span></text:p><text:p text:style-name="P7"/><text:p text:style-name="P8"><text:span text:style-name="E9_3a__20_SideBar_20__28_Chapter_29_"><text:chapter text:display="name" text:outline-level="1">Chassis</text:chapter></text:span></text:p><text:p text:style-name="P8"><text:span text:style-name="E9_3a__20_SideBar_20__28_Chapter_29_"/></text:p><text:table-of-content text:style-name="Sect1" text:protected="true" text:name="Table of Contents2"><text:table-of-content-source text:outline-level="2" text:index-scope="chapter"><text:index-title-template text:style-name="E9_3a__20_Contents_20_1_20_SB"/><text:table-of-content-entry-template text:outline-level="1" text:style-name="E9_3a__20_Contents_20_2_20_SB"><text:index-entry-text/></text:table-of-content-entry-template><text:table-of-content-entry-template text:outline-level="2" text:style-name="E9_3a__20_Contents_20_3_20_SB"><text:index-entry-link-start text:style-name="Index_20_Link"/><text:index-entry-chapter/><text:index-entry-text/><text:index-entry-tab-stop style:type="right" style:leader-char=" "/><text:index-entry-page-number/><text:index-entry-link-end/></text:table-of-content-entry-template><text:table-of-content-entry-template text:outline-level="3" text:style-name="Contents_20_3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4" text:style-name="Contents_20_4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/text:table-of-content-source><text:index-body><text:p text:style-name="P4">Chassis</text:p><text:p text:style-name="P10"><text:a xlink:type="simple" xlink:href="#__RefHeading___Toc122_3342659040" text:style-name="Index_20_Link" text:visited-style-name="Index_20_Link">1.1 Door<text:tab/>2</text:a></text:p><text:p text:style-name="P10"><text:a xlink:type="simple" xlink:href="#__RefHeading___Toc124_3342659040" text:style-name="Index_20_Link" text:visited-style-name="Index_20_Link">1.2 Trunk<text:tab/>2</text:a></text:p><text:p text:style-name="P10"><text:a xlink:type="simple" xlink:href="#__RefHeading___Toc231_3342659040" text:style-name="Index_20_Link" text:visited-style-name="Index_20_Link">1.3 Hood<text:tab/>3</text:a></text:p></text:index-body></text:table-of-content><text:p text:style-name="P8"><text:span text:style-name="E9_3a__20_SideBar_20__28_Chapter_29_"/></text:p></draw:text-box></draw:frame></text:p>
      <text:table-of-content text:style-name="Sect1" text:protected="true" text:name="Table of Contents1">
        <text:table-of-content-source text:outline-level="3" text:index-scope="chapter" text:relative-tab-stop-position="false">
          <text:index-title-template text:style-name="E9_3a__20_Contents_20_Heading"/>
          <text:table-of-content-entry-template text:outline-level="1" text:style-name="E9_3a__20_Contents_20_1">
            <text:index-entry-text/>
          </text:table-of-content-entry-template>
          <text:table-of-content-entry-template text:outline-level="2" text:style-name="E9_3a__20_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left" style:position="4in" style:leader-char=" "/>
            <text:index-entry-page-number/>
            <text:index-entry-link-end/>
          </text:table-of-content-entry-template>
          <text:table-of-content-entry-template text:outline-level="3" text:style-name="E9_3a__20_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left" style:position="4in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Chassis</text:p>
          <text:p text:style-name="P5"><text:a xlink:type="simple" xlink:href="#__RefHeading___Toc122_3342659040" text:style-name="Index_20_Link" text:visited-style-name="Index_20_Link">1.1 <text:s/>Door<text:tab/>2</text:a></text:p>
          <text:p text:style-name="P5"><text:a xlink:type="simple" xlink:href="#__RefHeading___Toc124_3342659040" text:style-name="Index_20_Link" text:visited-style-name="Index_20_Link">1.2 <text:s/>Trunk<text:tab/>2</text:a></text:p>
          <text:p text:style-name="P6"><text:a xlink:type="simple" xlink:href="#__RefHeading___Toc126_3342659040" text:style-name="Index_20_Link" text:visited-style-name="Index_20_Link">1.2.1 <text:s/>hinge<text:tab/>2</text:a></text:p>
          <text:p text:style-name="P5"><text:a xlink:type="simple" xlink:href="#__RefHeading___Toc231_3342659040" text:style-name="Index_20_Link" text:visited-style-name="Index_20_Link">1.3 <text:s/>Hood<text:tab/>3</text:a></text:p>
          <text:p text:style-name="P6"><text:a xlink:type="simple" xlink:href="#__RefHeading___Toc233_3342659040" text:style-name="Index_20_Link" text:visited-style-name="Index_20_Link">1.3.1 <text:s/>Hinge<text:tab/>3</text:a></text:p>
        </text:index-body>
      </text:table-of-content>
      <text:p text:style-name="E9_3a__20_Body_20_Text"><text:span text:style-name="E9_3a__20_SideBar_20__28_Chapter_29_"/></text:p>
      <text:p text:style-name="P1"/>
      <text:h text:style-name="E9_3a__20_Heading_20_2_20__28_Section_29_" text:outline-level="2"><text:bookmark-start text:name="__RefHeading___Toc122_3342659040"/>Door<text:bookmark-end text:name="__RefHeading___Toc122_3342659040"/></text:h>
      <text:p text:style-name="P2">Asdlkfjasd;lfajk</text:p>
      <text:p text:style-name="P2"/>
      <text:h text:style-name="E9_3a__20_Heading_20_2_20__28_Section_29_" text:outline-level="2"><text:bookmark-start text:name="__RefHeading___Toc124_3342659040"/>Trunk<text:bookmark-end text:name="__RefHeading___Toc124_3342659040"/></text:h>
      <text:h text:style-name="E9_3a__20_Heading_20_3_20__28_Detail_29_" text:outline-level="3"><text:bookmark-start text:name="__RefHeading___Toc126_3342659040"/>hinge<text:bookmark-end text:name="__RefHeading___Toc126_3342659040"/></text:h>
      <text:p text:style-name="P1"/>
      <text:p text:style-name="E9_3a__20_Body_20_Text"/>
      <text:p text:style-name="E9_3a__20_Header_20_Right">asdfasdf</text:p>
      <text:p text:style-name="E9_3a__20_Header_20_Right">asdfg</text:p>
      <text:p text:style-name="E9_3a__20_Header_20_Right">asdf</text:p>
      <text:p text:style-name="E9_3a__20_Header_20_Right"/>
      <text:p text:style-name="E9_3a__20_Header_20_Right"/>
      <text:p text:style-name="E9_3a__20_Header_20_Right"/>
      <text:h text:style-name="E9_3a__20_Heading_20_2_20__28_Section_29_" text:outline-level="2"><text:bookmark-start text:name="__RefHeading___Toc231_3342659040"/>Hood<text:bookmark-end text:name="__RefHeading___Toc231_3342659040"/></text:h>
      <text:h text:style-name="E9_3a__20_Heading_20_3_20__28_Detail_29_" text:outline-level="3"><text:bookmark-start text:name="__RefHeading___Toc233_3342659040"/>Hinge<text:bookmark-end text:name="__RefHeading___Toc233_334265904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Heading_20_1_20__28_Chapter_29_" style:display-name="E9: Heading 1 (Chapter)" style:family="paragraph" style:parent-style-name="Heading_20_1" style:next-style-name="E9_3a__20_Body_20_Text" style:default-outline-level="1" style:master-page-name="E9_3a__20_First_20_Chapter_20_Page">
      <style:paragraph-properties style:page-number="auto" fo:break-before="auto" fo:break-after="auto"/>
      <style:text-properties fo:font-size="12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9_3a__20_Body_20_Text" style:display-name="E9: Body Text" style:family="paragraph" style:parent-style-name="Text_20_body">
      <style:text-properties fo:font-size="13pt"/>
    </style:style>
    <style:style style:name="E9_3a__20_Header_20_Right" style:display-name="E9: Header Right" style:family="paragraph" style:parent-style-name="Header">
      <style:text-properties fo:font-size="13pt"/>
    </style:style>
    <style:style style:name="E9_3a__20_Heading_20_2_20__28_Section_29_" style:display-name="E9: Heading 2 (Section)" style:family="paragraph" style:parent-style-name="Heading_20_2" style:next-style-name="E9_3a__20_Body_20_Text" style:default-outline-level="2"/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9_3a__20_Contents_20_1" style:display-name="E9: Contents 1" style:family="paragraph" style:parent-style-name="Contents_20_1" style:master-page-name="">
      <style:paragraph-properties style:page-number="auto">
        <style:tab-stops>
          <style:tab-stop style:position="5in" style:leader-style="solid" style:leader-text="-"/>
        </style:tab-stops>
      </style:paragraph-properties>
      <style:text-properties fo:font-size="16pt"/>
    </style:style>
    <style:style style:name="E9_3a__20_Contents_20_2" style:display-name="E9: Contents 2" style:family="paragraph" style:parent-style-name="Contents_20_2" style:master-page-name="">
      <style:paragraph-properties style:page-number="auto">
        <style:tab-stops>
          <style:tab-stop style:position="6.7283in" style:leader-style="solid" style:leader-text="-"/>
        </style:tab-stops>
      </style:paragraph-properties>
    </style:style>
    <style:style style:name="E9_3a__20_Contents_20_Heading" style:display-name="E9: Contents Heading" style:family="paragraph" style:parent-style-name="Contents_20_Heading">
      <style:paragraph-properties>
        <style:tab-stops/>
      </style:paragraph-properties>
      <style:text-properties fo:font-size="18pt"/>
    </style:style>
    <style:style style:name="E9_3a__20_Heading_20_3_20__28_Detail_29_" style:display-name="E9: Heading 3 (Detail)" style:family="paragraph" style:parent-style-name="Heading_20_3" style:next-style-name="E9_3a__20_Body_20_Text" style:default-outline-level="3"/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E9_3a__20_Contents_20_3" style:display-name="E9: Contents 3" style:family="paragraph" style:parent-style-name="Contents_20_3"/>
    <style:style style:name="E9_3a__20_Sidebar_20_Text" style:display-name="E9: Sidebar Text" style:family="paragraph" style:parent-style-name="Text_20_body"/>
    <style:style style:name="E9_3a__20_Contents_20_1_20_SB" style:display-name="E9: Contents 1 SB" style:family="paragraph" style:parent-style-name="E9_3a__20_Contents_20_1">
      <style:text-properties fo:color="#ffffff" loext:opacity="100%"/>
    </style:style>
    <style:style style:name="E9_3a__20_Contents_20_2_20_SB" style:display-name="E9: Contents 2 SB" style:family="paragraph" style:parent-style-name="E9_3a__20_Contents_20_2">
      <style:text-properties fo:color="#00a933" loext:opacity="100%"/>
    </style:style>
    <style:style style:name="E9_3a__20_Contents_20_3_20_SB" style:display-name="E9: Contents 3 SB" style:family="paragraph" style:parent-style-name="E9_3a__20_Contents_20_3">
      <style:text-properties fo:color="#2a6099" loext:opacity="100%"/>
    </style:style>
    <style:style style:name="E9_3a__20_Header_20_Left" style:display-name="E9: Header Left" style:family="paragraph" style:parent-style-name="Header_20_left"/>
    <style:style style:name="E9_3a__20_Chapter_20_Number" style:display-name="E9: Chapter Number" style:family="text">
      <style:text-properties fo:color="#ff0000" loext:opacity="100%" style:font-name="Lucida Bright" fo:font-family="'Lucida Bright'" style:font-style-name="Regular" style:font-family-generic="roman" style:font-pitch="variable" fo:font-size="16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9_3a__20_SideBar_20__28_Chapter_29_" style:display-name="E9: SideBar (Chapter)" style:family="text">
      <style:text-properties fo:color="#800080" loext:opacity="100%" fo:font-size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.5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74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  <style:master-page style:name="E9_3a__20_First_20_Chapter_20_Page" style:display-name="E9: First Chapter Page" style:page-layout-name="Mpm2" draw:style-name="Mdp2" style:next-style-name="E9_3a__20_Second_20_Chapter_20_Page">
      <style:header>
        <text:p text:style-name="E9_3a__20_Header_20_Right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E9_3a__20_Second_20_Chapter_20_Page" style:display-name="E9: Second Chapter Page" style:page-layout-name="Mpm9" draw:style-name="Mdp1">
      <style:header>
        <text:p text:style-name="E9_3a__20_Header_20_Right"><text:tab/><text:chapter text:display="name" text:outline-level="1">Chassis</text:chapter><text:tab/>Page <text:page-number text:select-page="current">3</text:page-number></text:p>
      </style:header>
      <style:header-left>
        <text:p text:style-name="E9_3a__20_Header_20_Left">Page <text:page-number text:select-page="current">2</text:page-number><text:tab/><text:chapter text:display="name" text:outline-level="1">Chassis</text:chapter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7:38:40.241000000</meta:creation-date>
    <meta:editing-duration>P0D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24" meta:word-count="50" meta:character-count="227" meta:non-whitespace-character-count="201"/>
  </office:meta>
</office:document-meta>
</file>